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611in" fo:margin-left="0in" fo:margin-top="0in" fo:margin-bottom="0in" table:align="left"/>
    </style:style>
    <style:style style:name="Table1.A" style:family="table-column">
      <style:table-column-properties style:column-width="7.261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7.2757in" fo:margin-left="0in" fo:margin-top="0in" fo:margin-bottom="0in" table:align="left"/>
    </style:style>
    <style:style style:name="Table2.A" style:family="table-column">
      <style:table-column-properties style:column-width="1.0389in"/>
    </style:style>
    <style:style style:name="Table2.B" style:family="table-column">
      <style:table-column-properties style:column-width="1.0396in"/>
    </style:style>
    <style:style style:name="Table2.D" style:family="table-column">
      <style:table-column-properties style:column-width="0.109in"/>
    </style:style>
    <style:style style:name="Table2.E" style:family="table-column">
      <style:table-column-properties style:column-width="0.92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.0484in" fo:margin-top="0in" fo:margin-bottom="0in" style:contextual-spacing="false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left="0.0071in" fo:margin-right="0.0402in" fo:margin-top="0in" fo:margin-bottom="0.0181in" style:contextual-spacing="false" fo:line-height="100%" fo:text-align="end" style:justify-single-word="false" fo:text-indent="-0.0071in" style:auto-text-indent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2">
      <style:paragraph-properties fo:margin-left="-0.0035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-0.0035in" fo:margin-right="0in" fo:margin-top="0in" fo:margin-bottom="0in" style:contextual-spacing="false" fo:line-height="100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-0.0035in" fo:margin-right="0in" fo:margin-top="0in" fo:margin-bottom="0in" style:contextual-spacing="false" fo:line-height="100%" fo:text-indent="0in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Consolas" style:font-name-asian="Consolas1" style:font-name-complex="Consolas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0in" fo:margin-right="0.0508in" fo:margin-top="0in" fo:margin-bottom="0in" style:contextual-spacing="false" fo:line-height="100%" fo:text-align="center" style:justify-single-word="false" fo:text-indent="0in" style:auto-text-indent="false"/>
      <style:text-properties fo:color="#767171" loext:opacity="100%"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.0173in" fo:margin-right="0.0583in" fo:margin-top="0in" fo:margin-bottom="0.0409in" style:contextual-spacing="false" fo:line-height="126%" fo:text-align="justify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7.261in" style:type="right"/>
        </style:tab-stops>
      </style:paragraph-properties>
    </style:style>
    <style:style style:name="P15" style:family="paragraph" style:parent-style-name="Standard">
      <style:paragraph-properties fo:margin-left="0in" fo:margin-right="1.1646in" fo:text-indent="0in" style:auto-text-indent="false"/>
      <style:text-properties fo:color="#212529" loext:opacity="100%" style:font-name="Times New Roman" fo:font-size="3pt" fo:background-color="#ffffff" style:font-name-asian="Times New Roman1" style:font-size-asian="3pt" style:font-name-complex="Times New Roman1" style:font-size-complex="3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212529" loext:opacity="100%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17" style:family="paragraph" style:parent-style-name="Heading_20_1">
      <style:paragraph-properties>
        <style:tab-stops>
          <style:tab-stop style:position="2.078in"/>
        </style:tab-stops>
      </style:paragraph-properties>
    </style:style>
    <style:style style:name="P18" style:family="paragraph" style:parent-style-name="Heading_20_1">
      <style:text-properties fo:font-size="12pt" style:font-size-asian="12pt" style:font-size-complex="12pt"/>
    </style:style>
    <style:style style:name="P19" style:family="paragraph" style:parent-style-name="Heading_20_1">
      <style:paragraph-properties fo:margin-left="-0.0035in" fo:margin-right="0in" fo:text-indent="0in" style:auto-text-indent="false"/>
    </style:style>
    <style:style style:name="P20" style:family="paragraph" style:parent-style-name="Heading_20_1">
      <style:paragraph-properties fo:margin-left="-0.0035in" fo:margin-right="0in" fo:text-indent="0in" style:auto-text-indent="false"/>
      <style:text-properties fo:font-size="22pt" style:font-size-asian="22pt" style:font-size-complex="22pt"/>
    </style:style>
    <style:style style:name="P21" style:family="paragraph" style:parent-style-name="Heading_20_2">
      <style:paragraph-properties fo:margin-left="0in" fo:margin-right="0.0547in" fo:margin-top="0in" fo:margin-bottom="0.0382in" style:contextual-spacing="false" fo:line-height="100%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22" style:family="paragraph" style:parent-style-name="Heading_20_1">
      <style:text-properties fo:font-size="12pt" fo:font-weight="bold" style:font-size-asian="12pt" style:font-weight-asian="bold" style:font-size-complex="12pt"/>
    </style:style>
    <style:style style:name="P23" style:family="paragraph" style:parent-style-name="Heading_20_1">
      <style:paragraph-properties fo:margin-left="-0.0035in" fo:margin-right="0in" fo:text-indent="0in" style:auto-text-indent="false" fo:break-before="page"/>
      <style:text-properties fo:font-size="22pt" style:font-size-asian="22pt" style:font-size-complex="22pt"/>
    </style:style>
    <style:style style:name="P24" style:family="paragraph" style:parent-style-name="Heading_20_1">
      <style:paragraph-properties fo:margin-left="-0.0035in" fo:margin-right="0in" fo:text-indent="0in" style:auto-text-indent="false"/>
      <style:text-properties fo:font-size="22pt" style:font-size-asian="22pt" style:font-size-complex="22pt"/>
    </style:style>
    <style:style style:name="P25" style:family="paragraph" style:parent-style-name="Standard" style:master-page-name="First_20_Page">
      <style:paragraph-properties fo:margin-left="0.1134in" fo:margin-right="0in" fo:margin-top="0in" fo:margin-bottom="0in" style:contextual-spacing="false" fo:line-height="100%" fo:text-align="center" style:justify-single-word="false" fo:text-indent="0in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in" fo:margin-right="0.0083in" fo:margin-top="0in" fo:margin-bottom="0.0819in" style:contextual-spacing="false" fo:line-height="100%" fo:text-align="center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left="-0.0035in" fo:margin-right="0in" fo:margin-top="0in" fo:margin-bottom="0in" style:contextual-spacing="false" fo:line-height="100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.2354in" fo:margin-right="0.2437in" fo:margin-top="0in" fo:margin-bottom="0.2811in" style:contextual-spacing="false" fo:line-height="123%" fo:text-align="center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.0071in" fo:margin-right="0.0535in" fo:margin-top="0in" fo:margin-bottom="0.0256in" style:contextual-spacing="false" fo:line-height="100%" fo:text-align="center" style:justify-single-word="false" fo:text-indent="-0.0071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2" style:family="paragraph" style:parent-style-name="Standard">
      <style:paragraph-properties fo:margin-left="0.0071in" fo:margin-right="0.0555in" fo:margin-top="0in" fo:margin-bottom="0.0543in" style:contextual-spacing="false" fo:line-height="100%" fo:text-align="center" style:justify-single-word="false" fo:text-indent="-0.0071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3" style:family="paragraph" style:parent-style-name="Standard">
      <style:paragraph-properties fo:margin-left="0in" fo:margin-right="0.0547in" fo:margin-top="0in" fo:margin-bottom="0.1063in" style:contextual-spacing="false" fo:line-height="100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.0016in" fo:margin-top="0in" fo:margin-bottom="0.1043in" style:contextual-spacing="false" fo:line-height="100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left="0in" fo:margin-right="0.0016in" fo:margin-top="0in" fo:margin-bottom="0.1063in" style:contextual-spacing="false" fo:line-height="100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0in" fo:margin-right="0.0016in" fo:margin-top="0in" fo:margin-bottom="0.0673in" style:contextual-spacing="false" fo:line-height="100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left="0.0071in" fo:margin-right="0.0402in" fo:margin-top="0in" fo:margin-bottom="0.0181in" style:contextual-spacing="false" fo:line-height="100%" fo:text-align="end" style:justify-single-word="false" fo:text-indent="-0.0071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left="0.0071in" fo:margin-right="0.0402in" fo:margin-top="0in" fo:margin-bottom="0in" style:contextual-spacing="false" fo:line-height="100%" fo:text-align="end" style:justify-single-word="false" fo:text-indent="-0.0071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top="0in" fo:margin-bottom="0.0154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.0071in" fo:margin-right="0.039in" fo:margin-top="0in" fo:margin-bottom="0.0083in" style:contextual-spacing="false" fo:line-height="100%" fo:text-align="end" style:justify-single-word="false" fo:text-indent="-0.0071in" style:auto-text-indent="false"/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P41" style:family="paragraph" style:parent-style-name="Standard">
      <style:paragraph-properties fo:margin-left="0.0071in" fo:margin-right="0.052in" fo:margin-top="0in" fo:margin-bottom="0.039in" style:contextual-spacing="false" fo:line-height="100%" fo:text-align="center" style:justify-single-word="false" fo:text-indent="-0.0071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2" style:family="paragraph" style:parent-style-name="Standard">
      <style:paragraph-properties fo:margin-left="0.0071in" fo:margin-right="0.0528in" fo:margin-top="0in" fo:margin-bottom="0in" style:contextual-spacing="false" fo:line-height="100%" fo:text-align="center" style:justify-single-word="false" fo:text-indent="-0.0071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3" style:family="paragraph" style:parent-style-name="Standard">
      <style:paragraph-properties fo:margin-left="0.0055in" fo:margin-right="0in" fo:margin-top="0in" fo:margin-bottom="0.0382in" style:contextual-spacing="false" fo:line-height="100%" fo:text-align="center" style:justify-single-word="false" fo:text-indent="0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4" style:family="paragraph" style:parent-style-name="Standard">
      <style:paragraph-properties fo:margin-left="0.0071in" fo:margin-right="0.0508in" fo:margin-top="0in" fo:margin-bottom="0in" style:contextual-spacing="false" fo:line-height="100%" fo:text-align="center" style:justify-single-word="false" fo:text-indent="-0.0071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5" style:family="paragraph" style:parent-style-name="Standard">
      <style:paragraph-properties fo:margin-left="0.0055in" fo:margin-right="0in" fo:margin-top="0in" fo:margin-bottom="0.1063in" style:contextual-spacing="false" fo:line-height="100%" fo:text-align="center" style:justify-single-word="false" fo:text-indent="0in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6" style:family="paragraph" style:parent-style-name="Standard">
      <style:paragraph-properties fo:margin-left="-0.0035in" fo:margin-right="0in" fo:margin-top="0in" fo:margin-bottom="0in" style:contextual-spacing="false" fo:line-height="100%" fo:text-indent="0in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7" style:family="paragraph" style:parent-style-name="Standard">
      <style:paragraph-properties fo:margin-left="0.0055in" fo:margin-right="0in" fo:text-align="center" style:justify-single-word="false" fo:text-indent="0in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8" style:family="paragraph" style:parent-style-name="Standard">
      <style:paragraph-properties fo:margin-top="0in" fo:margin-bottom="0.1091in" style:contextual-spacing="false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4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font-size="16pt" fo:font-weight="bold" style:font-size-asian="16pt" style:font-weight-asian="bold" style:font-size-complex="16pt"/>
    </style:style>
    <style:style style:name="P50" style:family="paragraph" style:parent-style-name="Standard">
      <style:paragraph-properties fo:margin-left="0in" fo:margin-right="0.0508in" fo:margin-top="0in" fo:margin-bottom="0in" style:contextual-spacing="false" fo:line-height="100%" fo:text-align="center" style:justify-single-word="false" fo:text-indent="0in" style:auto-text-indent="false"/>
      <style:text-properties fo:color="#767171" loext:opacity="100%" style:font-name="Times New Roman" style:font-name-asian="Times New Roman1" style:font-name-complex="Times New Roman1"/>
    </style:style>
    <style:style style:name="P51" style:family="paragraph" style:parent-style-name="Standard">
      <style:paragraph-properties fo:margin-left="0in" fo:margin-right="0.0508in" fo:margin-top="0in" fo:margin-bottom="0in" style:contextual-spacing="false" fo:line-height="100%" fo:text-align="center" style:justify-single-word="false" fo:text-indent="0in" style:auto-text-indent="false"/>
      <style:text-properties fo:color="#767171" loext:opacity="100%" style:font-name="Times New Roman" officeooo:paragraph-rsid="00095441" style:font-name-asian="Times New Roman1" style:font-name-complex="Times New Roman1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12529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53" style:family="paragraph" style:parent-style-name="Standard" style:list-style-name="WWNum1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4" style:family="paragraph" style:parent-style-name="Standard" style:list-style-name="WWNum2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212529" loext:opacity="100%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style:font-name="Consolas" style:font-name-asian="Consolas1" style:font-name-complex="Consolas1"/>
    </style:style>
    <style:style style:name="P57" style:family="paragraph" style:parent-style-name="Standard" style:list-style-name="WWNum3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58" style:family="paragraph" style:parent-style-name="Standard" style:list-style-name="WWNum3">
      <style:paragraph-properties fo:margin-left="0.5in" fo:margin-right="0in" fo:margin-top="0in" fo:margin-bottom="0.1945in" style:contextual-spacing="false" fo:line-height="100%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style:font-name-asian="Liberation Serif1" style:font-name-complex="Liberation Serif1"/>
    </style:style>
    <style:style style:name="P60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.2602in"/>
          <style:tab-stop style:position="0.3839in" style:type="center"/>
        </style:tab-stops>
      </style:paragraph-properties>
      <style:text-properties style:font-name="Liberation Serif" style:font-name-asian="Liberation Serif1" style:font-name-complex="Liberation Serif1"/>
    </style:style>
    <style:style style:name="P61" style:family="paragraph" style:parent-style-name="Standard">
      <style:paragraph-properties fo:text-align="center" style:justify-single-word="false"/>
      <style:text-properties style:font-name="Liberation Serif" style:font-name-asian="Liberation Serif1" style:font-name-complex="Liberation Serif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 РОССИЙСКОЙ ФЕДЕРАЦИИ</text:p>
      <text:p text:style-name="P26"><text:s/></text:p>
      <text:p text:style-name="P31">ФЕДЕРАЛЬНОЕ ГОСУДАРСТВЕННОЕ АВТОНОМНОЕ <text:s/></text:p>
      <text:p text:style-name="P32">ОБРАЗОВАТЕЛЬНОЕ УЧРЕЖДЕНИЕ ВЫСШЕГО ОБРАЗОВАНИЯ </text:p>
      <text:p text:style-name="P30">«Санкт-Петербургский национальный исследовательский университет информационных технологий, механики и оптики»</text:p>
      <text:p text:style-name="P33">ФАКУЛЬТЕТ ПРОГРАММНОЙ ИНЖЕНЕРИИ И КОМПЬЮТЕРНОЙ ТЕХНИКИ</text:p>
      <text:p text:style-name="P34"><text:s/></text:p>
      <text:p text:style-name="P35"><text:s/></text:p>
      <text:p text:style-name="P36"><text:s/></text:p>
      <text:p text:style-name="P21">ЛАБОРАТОРНАЯ РАБОТА №6</text:p>
      <text:p text:style-name="P41">по дисциплине</text:p>
      <text:p text:style-name="P42">«Основы профессиональной деятельности»</text:p>
      <text:p text:style-name="P43"><text:s/></text:p>
      <text:p text:style-name="P44">Вариант №3106</text:p>
      <text:p text:style-name="P45"><text:s/></text:p>
      <text:p text:style-name="P47"><text:s/></text:p>
      <text:p text:style-name="P49"><text:s/></text:p>
      <text:p text:style-name="P49"><text:s/></text:p>
      <text:p text:style-name="P49"><text:s/></text:p>
      <text:p text:style-name="P49"><text:s/></text:p>
      <text:p text:style-name="P49"><text:s/></text:p>
      <text:p text:style-name="P49"><text:s/></text:p>
      <text:p text:style-name="P49"><text:s/></text:p>
      <text:p text:style-name="P40">Выполнил: </text:p>
      <text:p text:style-name="P37">Студент группы P3131</text:p>
      <text:p text:style-name="P37">Нодири Хисравхон </text:p>
      <text:p text:style-name="P3"/>
      <text:p text:style-name="P40">Преподаватель: </text:p>
      <text:p text:style-name="P38">Перцев Тимофей Сергеевич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1"/>
      <text:p text:style-name="P13">Санкт-Петербург, 2023 г. </text:p>
      <text:p text:style-name="P5"><text:soft-page-break/>Содержание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4"><text:a xlink:type="simple" xlink:href="#_gjdgxs" text:style-name="Index_20_Link" text:visited-style-name="Index_20_Link"><text:span text:style-name="T1">Текст задания<text:tab/>3</text:span></text:a></text:p>
          <text:p text:style-name="P14"><text:a xlink:type="simple" xlink:href="#_30j0zll" text:style-name="Index_20_Link" text:visited-style-name="Index_20_Link"><text:span text:style-name="T1">Описание программы<text:tab/>3</text:span></text:a></text:p>
          <text:p text:style-name="P14"><text:a xlink:type="simple" xlink:href="#_1fob9te" text:style-name="Index_20_Link" text:visited-style-name="Index_20_Link"><text:span text:style-name="T1">Вывод<text:tab/>5</text:span></text:a></text:p>
        </text:index-body>
      </text:table-of-content>
      <text:p text:style-name="P48"><text:s/></text:p>
      <text:p text:style-name="P22"><text:s/><text:tab/> </text:p>
      <text:p text:style-name="P17"><text:tab/><text:tab/></text:p>
      <text:p text:style-name="P18"/>
      <text:p text:style-name="P23"><text:bookmark text:name="_gjdgxs"/>Текст задания</text:p>
      <text:p text:style-name="P15"/>
      <text:p text:style-name="P52">По выданному преподавателем варианту разработать и исследовать работу комплекса программ обмена данными в режиме прерывания программы. Основная программа должна изменять содержимое заданной ячейки памяти (Х), которое должно быть представлено как знаковое число. Область допустимых значений изменения Х должна быть ограничена заданной функцией F(X) и конструктивными особенностями регистра данных ВУ (8-ми битное знаковое представление). Программа обработки прерывания должна выводить на ВУ модифицированное значение Х в соответствии с вариантом задания, а также игнорировать все необрабатываемые прерывания.</text:p>
      <text:p text:style-name="P20"><text:bookmark text:name="_6svfdd3zm9a9"/></text:p>
      <text:p text:style-name="P20"><text:bookmark text:name="_30j0zll"/>Описание программы</text:p>
      <text:p text:style-name="P6"/>
      <text:p text:style-name="P10">Назначение программы</text:p>
      <text:p text:style-name="P8"/>
      <text:p text:style-name="P16">1. Основная программа должна декрементировать содержимое X (ячейки памяти с адресом 045_16) в цикле.</text:p>
      <text:p text:style-name="P16"/>
      <text:p text:style-name="P16">2. Обработчик прерывания должен по нажатию кнопки готовности ВУ-3 осуществлять вывод результата вычисления функции F(X)=-5X-6 на данное ВУ, a по нажатию кнопки готовности ВУ-2 прибавить содержимое РД данного ВУ к Х, результат записать в X</text:p>
      <text:p text:style-name="P16"/>
      <text:p text:style-name="P16">3. Если Х оказывается вне ОДЗ при выполнении любой операции по его изменению, то необходимо в Х записать максимальное по ОДЗ число.</text:p>
      <text:p text:style-name="P16"/>
      <text:p text:style-name="P16"/>
      <text:p text:style-name="P7"/>
      <text:p text:style-name="P10">Текст программы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ORG 0x0</text:p>
            <text:p text:style-name="P11">V0: WORD $default, <text:s/>0X180</text:p>
            <text:p text:style-name="P11">V1: WORD $default, <text:s/>0X180</text:p>
            <text:p text:style-name="P11">V2: WORD $int2, <text:tab/>0X180</text:p>
            <text:p text:style-name="P11">V3: WORD $int1, <text:tab/>0X180</text:p>
            <text:p text:style-name="P11">V4: WORD $default, <text:s/>0X180</text:p>
            <text:p text:style-name="P11">V5: WORD $default, <text:s/>0X180</text:p>
            <text:p text:style-name="P11">V6: WORD $default, <text:s/>0X180</text:p>
            <text:p text:style-name="P11">V7: WORD $default, <text:s/>0X180</text:p>
            <text:p text:style-name="P11"/>
            <text:p text:style-name="P11">ORG 0x045</text:p>
            <text:p text:style-name="P11">X: WORD ?</text:p>
            <text:p text:style-name="P11"/>
            <text:p text:style-name="P11">max: WORD 0x0018<text:tab/>; 24, <text:s/>максимальное значение Х</text:p>
            <text:p text:style-name="P11">min: WORD 0xFFE6<text:tab/>; -26, минимальное значение Х</text:p>
            <text:p text:style-name="P11"/>
            <text:p text:style-name="P11">default: IRET <text:s text:c="2"/><text:tab/>; Обработка прерывания по умолчанию</text:p>
            <text:p text:style-name="P11"/>
            <text:p text:style-name="P11">START: DI</text:p>
            <text:p text:style-name="P11"><text:tab/>CLA</text:p>
            <text:p text:style-name="P11"/>
            <text:p text:style-name="P11"><text:tab/>LD #0xB <text:s text:c="4"/><text:tab/>; Загрузка в аккумулятор MR (1000|0001=1001)</text:p>
            <text:p text:style-name="P11"><text:tab/>OUT 0x7 <text:s text:c="4"/><text:tab/>; Разрешение прерываний для 3 ВУ</text:p>
            <text:p text:style-name="P11"/>
            <text:p text:style-name="P11"><text:soft-page-break/><text:tab/>LD #0xA <text:s text:c="4"/><text:tab/>; Загрузка в аккумулятор MR (1000|0010=1010)</text:p>
            <text:p text:style-name="P11"><text:tab/>OUT 0x5 <text:s text:c="4"/><text:tab/>; Разрешение прерываний для 2 ВУ</text:p>
            <text:p text:style-name="P11"><text:tab/>EI</text:p>
            <text:p text:style-name="P11"/>
            <text:p text:style-name="P11">main: DI</text:p>
            <text:p text:style-name="P11"><text:tab/>LD X</text:p>
            <text:p text:style-name="P11"><text:tab/>DEC</text:p>
            <text:p text:style-name="P11"><text:tab/>CALL check</text:p>
            <text:p text:style-name="P11"><text:tab/>ST X</text:p>
            <text:p text:style-name="P11"><text:tab/>EI</text:p>
            <text:p text:style-name="P11"><text:tab/>JUMP main</text:p>
            <text:p text:style-name="P11"/>
            <text:p text:style-name="P11">int1: DI <text:s text:c="7"/><text:tab/>; Обработка прерывания на ВУ-3</text:p>
            <text:p text:style-name="P11"><text:tab/>LD X <text:s text:c="7"/><text:tab/>; Загрузить X в аккумулятор</text:p>
            <text:p text:style-name="P11"><text:tab/>NEG <text:s text:c="8"/><text:tab/>; Инвертировать знак X</text:p>
            <text:p text:style-name="P11"><text:tab/>ASL <text:s text:c="8"/><text:tab/>; Удвоить X (эквивалент умножению на 2)</text:p>
            <text:p text:style-name="P11"><text:tab/>ASL <text:s text:c="8"/><text:tab/>; Удвоить X (эквивалент умножению на 4)</text:p>
            <text:p text:style-name="P11"><text:tab/>SUB X <text:s text:c="6"/><text:tab/>; Вычесть X (эквивалент умножению на 5)</text:p>
            <text:p text:style-name="P11"><text:tab/>SUB #6 <text:s text:c="5"/><text:tab/>; Вычесть 6</text:p>
            <text:p text:style-name="P11"><text:tab/>CALL check</text:p>
            <text:p text:style-name="P11"><text:tab/>OUT 0x6 <text:s text:c="4"/><text:tab/>; вывод результата на ВУ-3</text:p>
            <text:p text:style-name="P11"><text:tab/>EI</text:p>
            <text:p text:style-name="P11"><text:tab/>IRET</text:p>
            <text:p text:style-name="P11"/>
            <text:p text:style-name="P11">int2: DI <text:s text:c="7"/><text:tab/>; Обработка прерывания на ВУ-2</text:p>
            <text:p text:style-name="P11"><text:tab/>IN 0x4 <text:s text:c="5"/><text:tab/>; чтение содержимого РД ВУ-2</text:p>
            <text:p text:style-name="P11"><text:tab/>ADD X <text:s text:c="6"/><text:tab/>; прибавление к нему X</text:p>
            <text:p text:style-name="P11"><text:tab/>CALL check</text:p>
            <text:p text:style-name="P11"><text:tab/>ST X <text:s text:c="7"/><text:tab/>; сохранение результата в X</text:p>
            <text:p text:style-name="P11"><text:tab/>EI</text:p>
            <text:p text:style-name="P11"><text:tab/>IRET</text:p>
            <text:p text:style-name="P11"/>
            <text:p text:style-name="P11">check: <text:s text:c="17"/><text:tab/>; Проверка принадлежности X к ОДЗ</text:p>
            <text:p text:style-name="P11">check_min: <text:s/>CMP min <text:s text:c="4"/><text:tab/>; Если x &gt; min переход на проверку верхней границы</text:p>
            <text:p text:style-name="P11"><text:s text:c="8"/><text:tab/>BPL check_max <text:s text:c="2"/></text:p>
            <text:p text:style-name="P11"><text:s text:c="8"/><text:tab/>JUMP ld_min <text:tab/>; Иначе загрузка min в аккумулятор</text:p>
            <text:p text:style-name="P11">check_max: <text:s/>CMP max <text:s text:c="4"/><text:tab/>; Проверка пересечения верхней границы X</text:p>
            <text:p text:style-name="P11"><text:s text:c="8"/><text:tab/>BMI return <text:s/><text:tab/>; Если x &lt; max переход</text:p>
            <text:p text:style-name="P11">ld_min: <text:tab/>LD max <text:s text:c="5"/><text:tab/>; Загрузка минимального значения в X</text:p>
            <text:p text:style-name="P11"/>
            <text:p text:style-name="P11">return: RET</text:p>
          </table:table-cell>
        </table:table-row>
      </table:table>
      <text:p text:style-name="P10"/>
      <text:p text:style-name="P10">Область допустимых значений</text:p>
      <text:p text:style-name="P9"/>
      <text:p text:style-name="P4"><draw:frame draw:style-name="fr1" draw:name="Object1" text:anchor-type="as-char" svg:width="1.4756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2" text:anchor-type="as-char" svg:width="1.1236in" svg:height="0.1839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ct3" text:anchor-type="as-char" svg:width="1.1126in" svg:height="0.1839in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1" draw:name="Object4" text:anchor-type="as-char" svg:width="0.8634in" svg:height="0.1839in" draw:z-index="3"><draw:object xlink:href="./Object 8" xlink:type="simple" xlink:show="embed" xlink:actuate="onLoad"/><draw:image xlink:href="./ObjectReplacements/Object 8" xlink:type="simple" xlink:show="embed" xlink:actuate="onLoad"/></draw:frame></text:p>
      <text:p text:style-name="P4"><draw:frame draw:style-name="fr1" draw:name="Object5" text:anchor-type="as-char" svg:width="2.4945in" svg:height="0.1839in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<draw:frame draw:style-name="fr1" draw:name="Object6" text:anchor-type="as-char" svg:width="1.8043in" svg:height="0.1839in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<draw:frame draw:style-name="fr1" draw:name="Object7" text:anchor-type="as-char" svg:width="2.6244in" svg:height="0.1839in" draw:z-index="6"><draw:object xlink:href="./Object 14" xlink:type="simple" xlink:show="embed" xlink:actuate="onLoad"/><draw:image xlink:href="./ObjectReplacements/Object 14" xlink:type="simple" xlink:show="embed" xlink:actuate="onLoad"/></draw:frame></text:p>
      <text:p text:style-name="P7"><text:soft-page-break/></text:p>
      <text:list xml:id="list343710563" text:style-name="WWNum1">
        <text:list-item>
          <text:p text:style-name="P27">Число X ϵ [FFE6; 0018]</text:p>
        </text:list-item>
      </text:list>
      <text:p text:style-name="P7"/>
      <text:p text:style-name="P10">Расположение данных в памяти</text:p>
      <text:p text:style-name="P9"/>
      <text:list xml:id="list34535793013499" text:continue-numbering="true" text:style-name="WWNum1">
        <text:list-item>
          <text:p text:style-name="P53">Вектор прерываний: 0x000 – 0x00F</text:p>
        </text:list-item>
        <text:list-item>
          <text:p text:style-name="P53">Переменные: 0x012 – 0x016</text:p>
        </text:list-item>
        <text:list-item>
          <text:p text:style-name="P53">Программа: 0x017 – 0x048</text:p>
        </text:list-item>
      </text:list>
      <text:p text:style-name="P12"/>
      <text:p text:style-name="P12"/>
      <text:p text:style-name="P7"/>
      <text:p text:style-name="P10">Область представления</text:p>
      <text:p text:style-name="P7"/>
      <text:list text:style-name="WWNum2">
        <text:list-item>
          <text:p text:style-name="P54">X, min, max, mask– знаковое 16-ричное целое число;</text:p>
        </text:list-item>
        <text:list-item>
          <text:p text:style-name="P54">DR КВУ – 8-ми разрядное целое знаковое число.</text:p>
        </text:list-item>
      </text:list>
      <text:p text:style-name="P7"/>
      <text:p text:style-name="P10">Проверка программы</text:p>
      <text:p text:style-name="P10"/>
      <text:list text:style-name="WWNum3">
        <text:list-item>
          <text:p text:style-name="P57"><text:s/>Загрузить комплекс программ в память БЭВМ</text:p>
        </text:list-item>
        <text:list-item>
          <text:p text:style-name="P57"><text:s/>Запустить программу</text:p>
        </text:list-item>
        <text:list-item>
          <text:p text:style-name="P57"><text:s/>Установить готовность ВУ-3</text:p>
        </text:list-item>
        <text:list-item>
          <text:p text:style-name="P57"><text:s/>Дождаться остановки программы</text:p>
        </text:list-item>
        <text:list-item>
          <text:p text:style-name="P57"><text:s/>Записать текущее значение X</text:p>
        </text:list-item>
        <text:list-item>
          <text:p text:style-name="P57"><text:s/>Записать из вывода ВУ-3 получившееся число</text:p>
        </text:list-item>
        <text:list-item>
          <text:p text:style-name="P57"><text:s/>Продолжить выполнение команды</text:p>
        </text:list-item>
        <text:list-item>
          <text:p text:style-name="P57"><text:s/>В РД ВУ-2 вводим произвольное число</text:p>
        </text:list-item>
        <text:list-item>
          <text:p text:style-name="P57"><text:s/>Установить готовность ВУ-2</text:p>
        </text:list-item>
        <text:list-item>
          <text:p text:style-name="P57"><text:s/>Дождаться остановки программы</text:p>
        </text:list-item>
        <text:list-item>
          <text:p text:style-name="P57"><text:s/>Записать текущее значение X</text:p>
        </text:list-item>
        <text:list-item>
          <text:p text:style-name="P57"><text:s/>Записать из аккумулятора получившееся число</text:p>
        </text:list-item>
        <text:list-item>
          <text:p text:style-name="P57"><text:s/>Продолжить выполнение программы</text:p>
        </text:list-item>
        <text:list-item>
          <text:p text:style-name="P57"><text:s/>Повторить пункты 3-14 еще два раза</text:p>
        </text:list-item>
        <text:list-item>
          <text:p text:style-name="P58"><text:s/>Удостоверимся, что ожидаемые значения совпадают с получившимися</text:p>
        </text:list-item>
      </text:list>
      <text:p text:style-name="P2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B" table:number-columns-repeated="3"/>
        <table:table-row table:style-name="Table2.1">
          <table:table-cell table:style-name="Table2.A1" table:number-columns-spanned="4" office:value-type="string">
            <text:p text:style-name="P59">Прерывание ВУ-3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59">Прерывание ВУ-2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9">AC</text:p>
            <text:p text:style-name="P59">(0...7)</text:p>
          </table:table-cell>
          <table:table-cell table:style-name="Table2.A1" office:value-type="string">
            <text:p text:style-name="P59">Ожидание </text:p>
            <text:p text:style-name="P59">-5*X-6</text:p>
          </table:table-cell>
          <table:table-cell table:style-name="Table2.A1" office:value-type="string">
            <text:p text:style-name="P59">DR</text:p>
          </table:table-cell>
          <table:table-cell table:style-name="Table2.A1" table:number-columns-spanned="2" office:value-type="string">
            <text:p text:style-name="P59">AC (0…7)</text:p>
          </table:table-cell>
          <table:covered-table-cell/>
          <table:table-cell table:style-name="Table2.A1" office:value-type="string">
            <text:p text:style-name="P59">DR</text:p>
            <text:p text:style-name="P59">КВУ-2</text:p>
          </table:table-cell>
          <table:table-cell table:style-name="Table2.A1" office:value-type="string">
            <text:p text:style-name="P60">AC</text:p>
            <text:p text:style-name="P60">(DR + X)</text:p>
          </table:table-cell>
          <table:table-cell table:style-name="Table2.A1" office:value-type="string">
            <text:p text:style-name="P59">Результат AC (0...7)</text:p>
          </table:table-cell>
        </table:table-row>
        <table:table-row table:style-name="Table2.1">
          <table:table-cell table:style-name="Table2.A1" office:value-type="string">
            <text:p text:style-name="P59">4</text:p>
          </table:table-cell>
          <table:table-cell table:style-name="Table2.A1" office:value-type="string">
            <text:p text:style-name="P59">-26</text:p>
          </table:table-cell>
          <table:table-cell table:style-name="Table2.A1" office:value-type="string">
            <text:p text:style-name="P59">-26</text:p>
          </table:table-cell>
          <table:table-cell table:style-name="Table2.A1" table:number-columns-spanned="2" office:value-type="string">
            <text:p text:style-name="P59">1</text:p>
          </table:table-cell>
          <table:covered-table-cell/>
          <table:table-cell table:style-name="Table2.A1" office:value-type="string">
            <text:p text:style-name="P61">1</text:p>
          </table:table-cell>
          <table:table-cell table:style-name="Table2.A1" office:value-type="string">
            <text:p text:style-name="P59">2</text:p>
          </table:table-cell>
          <table:table-cell table:style-name="Table2.A1" office:value-type="string">
            <text:p text:style-name="P59">2</text:p>
          </table:table-cell>
        </table:table-row>
        <table:table-row table:style-name="Table2.1">
          <table:table-cell table:style-name="Table2.A1" office:value-type="string">
            <text:p text:style-name="P59">-4</text:p>
          </table:table-cell>
          <table:table-cell table:style-name="Table2.A1" office:value-type="string">
            <text:p text:style-name="P59">14</text:p>
          </table:table-cell>
          <table:table-cell table:style-name="Table2.A1" office:value-type="string">
            <text:p text:style-name="P59">14</text:p>
          </table:table-cell>
          <table:table-cell table:style-name="Table2.A1" table:number-columns-spanned="2" office:value-type="string">
            <text:p text:style-name="P59">2</text:p>
          </table:table-cell>
          <table:covered-table-cell/>
          <table:table-cell table:style-name="Table2.A1" office:value-type="string">
            <text:p text:style-name="P61">-5</text:p>
          </table:table-cell>
          <table:table-cell table:style-name="Table2.A1" office:value-type="string">
            <text:p text:style-name="P59">-3</text:p>
          </table:table-cell>
          <table:table-cell table:style-name="Table2.A1" office:value-type="string">
            <text:p text:style-name="P59">-3</text:p>
          </table:table-cell>
        </table:table-row>
        <table:table-row table:style-name="Table2.1">
          <table:table-cell table:style-name="Table2.A1" office:value-type="string">
            <text:p text:style-name="P59">10</text:p>
          </table:table-cell>
          <table:table-cell table:style-name="Table2.A1" office:value-type="string">
            <text:p text:style-name="P59">-56</text:p>
          </table:table-cell>
          <table:table-cell table:style-name="Table2.A1" office:value-type="string">
            <text:p text:style-name="P59">-56</text:p>
          </table:table-cell>
          <table:table-cell table:style-name="Table2.A1" table:number-columns-spanned="2" office:value-type="string">
            <text:p text:style-name="P59">-3</text:p>
          </table:table-cell>
          <table:covered-table-cell/>
          <table:table-cell table:style-name="Table2.A1" office:value-type="string">
            <text:p text:style-name="P61">7</text:p>
          </table:table-cell>
          <table:table-cell table:style-name="Table2.A1" office:value-type="string">
            <text:p text:style-name="P59">4</text:p>
          </table:table-cell>
          <table:table-cell table:style-name="Table2.A1" office:value-type="string">
            <text:p text:style-name="P59">4</text:p>
          </table:table-cell>
        </table:table-row>
      </table:table>
      <text:p text:style-name="P7"/>
      <text:p text:style-name="P7"/>
      <text:p text:style-name="P19"><text:bookmark text:name="_1fob9te"/><text:span text:style-name="T2">Вывод</text:span><text:span text:style-name="T3"> </text:span></text:p>
      <text:p text:style-name="P39"><text:s/></text:p>
      <text:p text:style-name="P9">В ходе выполнения лабораторной работы я изучил обмен данными с ВУ-2 и ВУ-3 в режиме прерываний, также изучил цикл прерывания и циклы исполнения новых команд. Также закрепил знания в написании программ на ассемблере БЭВ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071in" fo:margin-right="0in" fo:margin-top="0in" fo:margin-bottom="0in" style:contextual-spacing="false" fo:line-height="108%" fo:text-align="start" style:justify-single-word="false" fo:keep-together="always" fo:orphans="2" fo:widows="2" fo:text-indent="-0.0071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style:text-underline-style="none" fo:font-weight="normal" style:font-name-asian="Times New Roman1" style:font-family-asian="'Times New Roman'" style:font-family-generic-asian="system" style:font-pitch-asian="variable" style:font-size-asian="28pt" style:font-style-asian="normal" style:font-weight-asian="normal" style:font-name-complex="Times New Roman1" style:font-family-complex="'Times New Roman'" style:font-family-generic-complex="system" style:font-pitch-complex="variable" style:font-size-complex="2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0071in" fo:margin-right="0in" fo:margin-top="0in" fo:margin-bottom="0in" style:contextual-spacing="false" fo:line-height="108%" fo:text-align="start" style:justify-single-word="false" fo:keep-together="always" fo:orphans="2" fo:widows="2" fo:text-indent="-0.0071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style:text-underline-style="none" fo:font-weight="normal" style:font-name-asian="Times New Roman1" style:font-family-asian="'Times New Roman'" style:font-family-generic-asian="system" style:font-pitch-asian="variable" style:font-size-asian="28pt" style:font-style-asian="normal" style:font-weight-asian="normal" style:font-name-complex="Times New Roman1" style:font-family-complex="'Times New Roman'" style:font-family-generic-complex="system" style:font-pitch-complex="variable" style:font-size-complex="2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0071in" fo:margin-right="0in" fo:margin-top="0in" fo:margin-bottom="0.0091in" style:contextual-spacing="false" fo:line-height="103%" fo:text-align="start" style:justify-single-word="false" fo:keep-together="always" fo:orphans="2" fo:widows="2" fo:text-indent="-0.0071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0484in" fo:margin-top="0in" fo:margin-bottom="0in" style:contextual-spacing="false" fo:line-height="100%"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text:s/></text:p>
        <text:p text:style-name="Standard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5-25T03:45:35.322226381</dc:date>
    <meta:editing-duration>PT48S</meta:editing-duration>
    <meta:editing-cycles>1</meta:editing-cycles>
    <meta:document-statistic meta:table-count="2" meta:image-count="0" meta:object-count="7" meta:page-count="5" meta:paragraph-count="168" meta:word-count="677" meta:character-count="4517" meta:non-whitespace-character-count="3734"/>
  </office:meta>
</office:document-meta>
</file>

<file path=Object 10/content.xml><?xml version="1.0" encoding="utf-8"?>
<math xmlns="http://www.w3.org/1998/Math/MathML" display="block">
  <semantics>
    <mrow>
      <mrow>
        <mn>24</mn>
        <mo stretchy="false">=</mo>
        <mn>0000.0000</mn>
      </mrow>
      <mn>.0001</mn>
      <mrow>
        <mn>.1000</mn>
        <mo stretchy="false">=</mo>
        <mn>0</mn>
      </mrow>
      <mi>x</mi>
      <mn>0018</mn>
    </mrow>
    <annotation encoding="StarMath 5.0">   24= 0000.0000.0001.1000 = 0x0018</annotation>
  </semantics>
</math>
</file>

<file path=Object 12/content.xml><?xml version="1.0" encoding="utf-8"?>
<math xmlns="http://www.w3.org/1998/Math/MathML" display="block">
  <semantics>
    <mrow>
      <mrow>
        <mn>26</mn>
        <mo stretchy="false">=</mo>
        <mn>0000.0000</mn>
      </mrow>
      <mn>.0001</mn>
      <mn>.1010</mn>
    </mrow>
    <annotation encoding="StarMath 5.0">   26 =0000.0000.0001.1010</annotation>
  </semantics>
</math>
</file>

<file path=Object 14/content.xml><?xml version="1.0" encoding="utf-8"?>
<math xmlns="http://www.w3.org/1998/Math/MathML" display="block">
  <semantics>
    <mrow>
      <mrow>
        <mrow>
          <mo stretchy="false">−</mo>
          <mn>26</mn>
        </mrow>
        <mo stretchy="false">=</mo>
        <mn>1111.1111</mn>
      </mrow>
      <mn>.1110</mn>
      <mrow>
        <mn>.0110</mn>
        <mo stretchy="false">=</mo>
        <mn>0</mn>
      </mrow>
      <mi mathvariant="italic">xFFE</mi>
      <mn>6</mn>
    </mrow>
    <annotation encoding="StarMath 5.0">-26 =1111.1111.1110.0110 = 0xFFE6</annotation>
  </semantics>
</math>
</file>

<file path=Object 2/content.xml><?xml version="1.0" encoding="utf-8"?>
<math xmlns="http://www.w3.org/1998/Math/MathML" display="block">
  <semantics>
    <mrow>
      <mrow>
        <mo stretchy="false">−</mo>
        <mn>128</mn>
      </mrow>
      <mrow>
        <mi>≤</mi>
        <mo stretchy="false">−</mo>
        <mn>5</mn>
      </mrow>
      <mrow>
        <mi>X</mi>
        <mo stretchy="false">−</mo>
        <mn>6</mn>
      </mrow>
      <mi>≤</mi>
      <mn>127</mn>
    </mrow>
    <annotation encoding="StarMath 5.0">-128 ≤- 5X-6 ≤ 127</annotation>
  </semantics>
</math>
</file>

<file path=Object 4/content.xml><?xml version="1.0" encoding="utf-8"?>
<math xmlns="http://www.w3.org/1998/Math/MathML" display="block">
  <semantics>
    <mrow>
      <mrow>
        <mo stretchy="false">−</mo>
        <mn>122</mn>
      </mrow>
      <mi>≤</mi>
      <mn>5</mn>
      <mi>X</mi>
      <mi>≤</mi>
      <mn>127</mn>
    </mrow>
    <annotation encoding="StarMath 5.0">-122 ≤ 5X ≤ 127</annotation>
  </semantics>
</math>
</file>

<file path=Object 6/content.xml><?xml version="1.0" encoding="utf-8"?>
<math xmlns="http://www.w3.org/1998/Math/MathML" display="block">
  <semantics>
    <mrow>
      <mrow>
        <mo stretchy="false">−</mo>
        <mn>26.6</mn>
      </mrow>
      <mi>≤</mi>
      <mi>X</mi>
      <mi>≤</mi>
      <mn>24.4</mn>
    </mrow>
    <annotation encoding="StarMath 5.0">-26.6  ≤  X  ≤ 24.4</annotation>
  </semantics>
</math>
</file>

<file path=Object 8/content.xml><?xml version="1.0" encoding="utf-8"?>
<math xmlns="http://www.w3.org/1998/Math/MathML" display="block">
  <semantics>
    <mrow>
      <mrow>
        <mo stretchy="false">−</mo>
        <mn>26</mn>
      </mrow>
      <mi>≤</mi>
      <mi>X</mi>
      <mi>≤</mi>
      <mn>24</mn>
    </mrow>
    <annotation encoding="StarMath 5.0">-26  ≤  X  ≤ 24</annotation>
  </semantics>
</math>
</file>